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1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7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80" text:date-value="2022-03-09T14:02:04.155503232">9. Mar. 2022</text:date> ore <text:time style:data-style-name="N103" text:time-value="2022-03-09T14:02:04.155714455">02.02.00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4:02:04.115503366</dc:date>
    <meta:editing-duration>P1DT17H22M34S</meta:editing-duration>
    <meta:editing-cycles>409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93" meta:character-count="1787" meta:non-whitespace-character-count="1587"/>
    <meta:user-defined meta:name="Info 1"/>
    <meta:user-defined meta:name="Info 2"/>
    <meta:user-defined meta:name="Info 3"/>
    <meta:user-defined meta:name="Info 4"/>
  </office:meta>
</office:document-meta>
</file>